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b2f" officeooo:paragraph-rsid="0014db2f"/>
    </style:style>
    <style:style style:name="P2" style:family="paragraph" style:parent-style-name="Standard">
      <style:text-properties fo:font-style="normal" officeooo:rsid="0014f3c4" officeooo:paragraph-rsid="0014f3c4" style:font-style-asian="normal" style:font-style-complex="normal"/>
    </style:style>
    <style:style style:name="P3" style:family="paragraph" style:parent-style-name="Standard">
      <style:text-properties fo:font-style="normal" officeooo:rsid="0014f3c4" officeooo:paragraph-rsid="00165b26" style:font-style-asian="normal" style:font-style-complex="normal"/>
    </style:style>
    <style:style style:name="P4" style:family="paragraph" style:parent-style-name="Standard">
      <style:text-properties fo:font-style="normal" officeooo:rsid="00183418" officeooo:paragraph-rsid="00183418" style:font-style-asian="normal" style:font-style-complex="normal"/>
    </style:style>
    <style:style style:name="P5" style:family="paragraph" style:parent-style-name="Standard">
      <style:text-properties fo:font-style="normal" officeooo:rsid="001afb8f" officeooo:paragraph-rsid="001afb8f" style:font-style-asian="normal" style:font-style-complex="normal"/>
    </style:style>
    <style:style style:name="P6" style:family="paragraph" style:parent-style-name="Standard">
      <style:text-properties fo:font-style="normal" officeooo:rsid="001ed1ae" officeooo:paragraph-rsid="001ed1ae" style:font-style-asian="normal" style:font-style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1dbcb6" officeooo:paragraph-rsid="001dbcb6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24b8cb" officeooo:paragraph-rsid="0024b8cb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fo:font-weight="normal" officeooo:rsid="0024b8cb" officeooo:paragraph-rsid="0024b8c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4d805" officeooo:paragraph-rsid="0024d80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65b26" officeooo:paragraph-rsid="00165b2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83a9" officeooo:paragraph-rsid="002083a9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f3c4" style:font-style-asian="italic" style:font-style-complex="italic"/>
    </style:style>
    <style:style style:name="T3" style:family="text">
      <style:text-properties fo:font-style="italic" officeooo:rsid="00165b26" style:font-style-asian="italic" style:font-style-complex="italic"/>
    </style:style>
    <style:style style:name="T4" style:family="text">
      <style:text-properties fo:font-style="italic" officeooo:rsid="0019874f" style:font-style-asian="italic" style:font-style-complex="italic"/>
    </style:style>
    <style:style style:name="T5" style:family="text">
      <style:text-properties fo:font-style="italic" officeooo:rsid="001bedad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14f3c4"/>
    </style:style>
    <style:style style:name="T10" style:family="text">
      <style:text-properties officeooo:rsid="00198506"/>
    </style:style>
    <style:style style:name="T11" style:family="text">
      <style:text-properties officeooo:rsid="0019874f"/>
    </style:style>
    <style:style style:name="T12" style:family="text">
      <style:text-properties officeooo:rsid="001bedad"/>
    </style:style>
    <style:style style:name="T13" style:family="text">
      <style:text-properties officeooo:rsid="0024b8cb"/>
    </style:style>
    <style:style style:name="T14" style:family="text">
      <style:text-properties officeooo:rsid="00258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Mistreatment study pt.2</text:p>
      <text:p text:style-name="P12">Instructions</text:p>
      <text:p text:style-name="P12"/>
      <text:p text:style-name="P1"/>
      <text:p text:style-name="P11">Puppet Instructions:</text:p>
      <text:p text:style-name="P11"/>
      <text:p text:style-name="P1">1. <text:span text:style-name="T13">Turn baxter on by pressing the power button on his right side, near the podium mount.</text:span></text:p>
      <text:p text:style-name="P1">2. Start the “puppet terminal”:</text:p>
      <text:p text:style-name="P1"><text:tab/>a. Open new terminal</text:p>
      <text:p text:style-name="P1"><text:tab/>b. cd to the baxter_ws</text:p>
      <text:p text:style-name="P1"><text:tab/>c. <text:s/><text:span text:style-name="T6">./baxter.sh</text:span></text:p>
      <text:p text:style-name="P1"><text:tab/>d. <text:s/><text:span text:style-name="T1">roscd baxter_demos/scripts</text:span></text:p>
      <text:p text:style-name="P1">3. Untuck the arms <text:span text:style-name="T9">using the puppet terminal</text:span>: <text:span text:style-name="T13">(baxter will not untuck with the action server running)</text:span></text:p>
      <text:p text:style-name="P1"><text:tab/>a. <text:span text:style-name="T1">rosrun baxter_tools tuck_arm</text:span><text:span text:style-name="T2">s.py -u </text:span></text:p>
      <text:p text:style-name="P2">4. Start the “action server terminal”:</text:p>
      <text:p text:style-name="P2"><text:tab/>a. Steps 2a through 2c</text:p>
      <text:p text:style-name="P3"><text:tab/>b. <text:s/><text:span text:style-name="T3">rosrun baxt<text:tab/>er_interface joint_trajectory_action_server.py</text:span></text:p>
      <text:p text:style-name="P3"><text:span text:style-name="T3">5. Run through the Wizard Instructions</text:span></text:p>
      <text:p text:style-name="P4">6. <text:span text:style-name="T10">Start the puppet script int the puppet terminal:</text:span></text:p>
      <text:p text:style-name="P4"><text:tab/><text:span text:style-name="T4">rosrun baxter_demos baxter_mistreatmentScript.py</text:span></text:p>
      <text:p text:style-name="P5"><text:span text:style-name="T11">7. </text:span>Wait until the <text:span text:style-name="T12">puppet terminal shows an IP address and a port number. Use this information for the Wizard Instructions.</text:span></text:p>
      <text:p text:style-name="P5"/>
      <text:p text:style-name="P5"/>
      <text:p text:style-name="P5"/>
      <text:p text:style-name="P5"/>
      <text:p text:style-name="P7">Wizard Instructions:</text:p>
      <text:p text:style-name="P7"/>
      <text:p text:style-name="P7"><text:span text:style-name="T8">1. Start the wizard script:</text:span></text:p>
      <text:p text:style-name="P7"><text:span text:style-name="T8"><text:tab/>a. Open a new terminal</text:span></text:p>
      <text:p text:style-name="P7"><text:span text:style-name="T8"><text:tab/>b. cd to the baxter_ws/scripts</text:span></text:p>
      <text:p text:style-name="P7"><text:span text:style-name="T8"><text:tab/>c. </text:span><text:span text:style-name="T7">python wizard.py</text:span></text:p>
      <text:p text:style-name="P6">2. The terminal will prompt you to enter an IP and Port number retrieve these from steps 6 and 7 of the Puppet Instructions.</text:p>
      <text:p text:style-name="P5"/>
      <text:p text:style-name="P5"/>
      <text:p text:style-name="P8">Notes:</text:p>
      <text:p text:style-name="P9"/>
      <text:p text:style-name="P10">Make sure to have the <text:span text:style-name="T14">audio/video feed up and running between the computers prior to gathering participant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5:31:25.568999106</meta:creation-date>
    <dc:date>2015-08-19T17:11:03.825968006</dc:date>
    <meta:editing-duration>PT1H9M8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181" meta:character-count="1149" meta:non-whitespace-character-count="979"/>
  </office:meta>
</office:document-meta>
</file>